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95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10.3mm"/>
    </style:style>
    <style:style style:name="co5" style:family="table-column">
      <style:table-column-properties fo:break-before="auto" style:column-width="95.85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 fo:wrap-option="wrap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0000"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 fo:margin-left="0mm"/>
    </style:style>
    <style:style style:name="ce11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F-AMP-CNTLR_V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RF-AMP-CNTLR_V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18 Jan 2020 12:43:05 PM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~bpo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6" office:value-type="string" calcext:value-type="string">
            <text:p>Qnty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Order Number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C101, C106, C107, C114, C115, C116, C117, C118, C119, C123, C201, C203, C204, C205, C206, C207, C208, C209, C301, C310, C311, C312, C401, C402, C405, C406, C407, C408, C409, C410, C411, C412, C413, C414, C415, C416, C417, C418, C419, C423, C427, </text:p>
          </table:table-cell>
          <table:table-cell table:style-name="ce7" office:value-type="float" office:value="41" calcext:value-type="float">
            <text:p>41</text:p>
          </table:table-cell>
          <table:table-cell table:style-name="ce2" office:value-type="string" calcext:value-type="string">
            <text:p>100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102, C1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13.0mm_W4.0mm_P10.00mm_FKS3_FKP3_MKS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KEMET/R71VF26804030K?qs=sGAEpiMZZMv1cc3ydrPrFxcrIfcgokqeqKcl%252BVjdTJeUxf%252BNZt%252BSFA%3D%3D" xlink:type="simple">R71VF26804030K</text:a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104, C105, C110, C111, C112, C113, C120, C121, C122, C202,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47u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Capacitor_Tantalum_SMD:CP_EIA-6032-28_Kemet-C</text:p>
          </table:table-cell>
          <table:table-cell table:style-name="ce11" office:value-type="string" calcext:value-type="string">
            <text:p>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108, C10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0mm_W3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WIMA/MKP2J024701M00KSSD?qs=sGAEpiMZZMv1cc3ydrPrF7l45uRd9dVhKRMPc5zgiSQ%3D" xlink:type="simple">MKP2J024701M00KSSD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302, C303, C304, C305, C306, C307, C308, C309, C313, C314, C315, C316, 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47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403, C4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22.0mm_P10.00mm_SnapIn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BC-Components/MAL215932471E3?qs=sGAEpiMZZMtZ1n0r9vR22X74u998fKRnbnxTdg8Sxv0%3D" xlink:type="simple">MAL215932471E3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420, C421, C424, C425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1u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C422, C426, 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4u7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Capacitor_Tantalum_SMD:CP_EIA-6032-28_Kemet-C</text:p>
          </table:table-cell>
          <table:table-cell table:style-name="ce11" office:value-type="string" calcext:value-type="string">
            <text:p>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1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80C800DM</text:p>
          </table:table-cell>
          <table:table-cell office:value-type="string" calcext:value-type="string">
            <text:p>Diode_THT:Diode_Bridge_DIP-4_W7.62mm_P5.08mm</text:p>
          </table:table-cell>
          <table:table-cell office:value-type="string" calcext:value-type="string">
            <text:p>Glass Passivated Single-Phase Bridge Rectifier, 80V Vrms, 0.8A If, DIP-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Semiconductors/B80C800DM-E3-45?qs=sGAEpiMZZMtQ8nqTKtFS%2FMRt2%2F0z7BctPscxGcs4Ugs%3D" xlink:type="simple">B80C800DM-E3/45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02, D202,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ower, RP_ON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LED_THT:LED_D3.0mm</text:p>
          </table:table-cell>
          <table:table-cell table:style-name="ce11" office:value-type="string" calcext:value-type="string">
            <text:p>Light emitting diode, green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103, D104, D309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T54C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common cathode, SOT-3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ON-Semiconductor/BAT54CWT1G?qs=sGAEpiMZZMtQ8nqTKtFS%2FCKUxMvjsmGzPfZhRzDmO%252BU%3D" xlink:type="simple">BAT54CWT1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A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common anode, SOT-3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ON-Semiconductor/BAT54AWT1G?qs=sGAEpiMZZMtQ8nqTKtFS%2FCKUxMvjsmGzaRuTW%252Bal2MQ%3D" xlink:type="simple">BAT54AWT1G</text:a>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D305, D306, D307, D308, D314, D315, D316, D317, D319, D403, D404, D406, D409, D410, D413, D414,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ZT52C4V7T-7 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4.7V, SOD-5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Diodes-Incorporated/BZT52C4V7T-7?qs=sGAEpiMZZMtQ8nqTKtFS%2FGnm%2FL8xeXN8vY0%252BAceNDX0%3D" xlink:type="simple">BZT52C4V7T-7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301, D302, D303, D304, D310, D311, D312, D313, D318, </text:p>
          </table:table-cell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HSWR1, HSWR2, HSWR3, HSWR4, RF_OL, TEMP1, TEMP2, OC, FAULT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LED_THT:LED_D3.0mm</text:p>
          </table:table-cell>
          <table:table-cell table:style-name="ce11" office:value-type="string" calcext:value-type="string">
            <text:p>Light emitting diode, red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SMA33</text:p>
          </table:table-cell>
          <table:table-cell office:value-type="string" calcext:value-type="string">
            <text:p>Z1SMAxxx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1000mW Zener Diode, SMA(DO-214AC)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Littelfuse/SZ1SMA33AT3G?qs=sGAEpiMZZMvxHShE6Whpu6Rssi0ON3OxG%2F1tNxzMXb0%3D" xlink:type="simple">SZ1SMA33AT3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402, D405,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Z2S130X0L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13V, SOD-5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Diodes-Incorporated/BZT52C13T-7?qs=sGAEpiMZZMtQ8nqTKtFS%2FGnm%2FL8xeXN8G5%252BrF9%252B%252BmMo%3D" xlink:type="simple">BZT52C13T-7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407, D408, D411, D4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60V 1A very low Vf MEGA Schottky barrier rectifier, SOD-1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Nexperia/PMEG6010CEJ115?qs=sGAEpiMZZMtQ8nqTKtFS%2FPOtlaMxh7PwbQobigdtYdc%3D" xlink:type="simple">PMEG6010CEJ,115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101, F1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AT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72_D8.50mm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Littelfuse/37211000001?qs=sGAEpiMZZMsNIlwy3aAdUWh9r0twYGK%252BgwVg%2Fqgjp9Q%3D" xlink:type="simple">37211000001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L1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MI_Filter_CommonMode</text:p>
          </table:table-cell>
          <table:table-cell office:value-type="string" calcext:value-type="string">
            <text:p>Inductor_THT:Choke_Schaffner_RN202-04-8.8x18.2mm</text:p>
          </table:table-cell>
          <table:table-cell office:value-type="string" calcext:value-type="string">
            <text:p>EMI 2-inductor common mode filte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Schaffner/RN202-06-02-4M4?qs=sGAEpiMZZMsVJzu5wKIZCbS671Gv1fjozJlDsSmYZgk%3D" xlink:type="simple">RN202-0.6-02-4M4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J101, J102, J110, J111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C, VDC, RELAY RF OUT, RELAY RF IN, </text:p>
          </table:table-cell>
          <table:table-cell office:value-type="string" calcext:value-type="string">
            <text:p>Screw_Terminal_01x06</text:p>
          </table:table-cell>
          <table:table-cell office:value-type="string" calcext:value-type="string">
            <text:p>TerminalBlock_Phoenix:TerminalBlock_Phoenix_MKDS-3-6-5.08_1x06_P5.08mm_Horizontal</text:p>
          </table:table-cell>
          <table:table-cell office:value-type="string" calcext:value-type="string">
            <text:p>Generic screw terminal, single row, 01x06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Phoenix-Contact/1729160?qs=sGAEpiMZZMvZTcaMAxB2AKJ8wpDgQJg5R36OACUG%2FX8%3D" xlink:type="simple">1729160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103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xt_13V8</text:p>
          </table:table-cell>
          <table:table-cell table:style-name="ce11" office:value-type="string" calcext:value-type="string">
            <text:p>Screw_Terminal_01x02</text:p>
          </table:table-cell>
          <table:table-cell table:style-name="ce11" office:value-type="string" calcext:value-type="string">
            <text:p>TerminalBlock_Phoenix:TerminalBlock_Phoenix_MKDS-3-2-5.08_1x02_P5.08mm_Horizontal</text:p>
          </table:table-cell>
          <table:table-cell table:style-name="ce11" office:value-type="string" calcext:value-type="string">
            <text:p>Generic screw terminal, single row, 01x02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J104, J123, J124,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Front Panel, AMP1, AMP2, </text:p>
          </table:table-cell>
          <table:table-cell table:style-name="ce11" office:value-type="string" calcext:value-type="string">
            <text:p>Conn_02x08_Odd_Even</text:p>
          </table:table-cell>
          <table:table-cell table:style-name="ce11" office:value-type="string" calcext:value-type="string">
            <text:p>Connector_Multicomp:Multicomp_MC9A12-1634_2x08_P2.54mm_Vertical</text:p>
          </table:table-cell>
          <table:table-cell table:style-name="ce11"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J105, J107, J121, J122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ANT_SWITCH, I2C0, I2C1, RS232,</text:p>
          </table:table-cell>
          <table:table-cell table:style-name="ce11" office:value-type="string" calcext:value-type="string">
            <text:p>Conn_01x06</text:p>
          </table:table-cell>
          <table:table-cell table:style-name="ce11" office:value-type="string" calcext:value-type="string">
            <text:p>Connector_PinHeader_2.54mm:PinHeader_1x06_P2.54mm_Vertical</text:p>
          </table:table-cell>
          <table:table-cell table:style-name="ce11" office:value-type="string" calcext:value-type="string">
            <text:p>Generic connector, single row, 01x06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J106, J120,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BAND_SELECT, SPI0</text:p>
          </table:table-cell>
          <table:table-cell table:style-name="ce11" office:value-type="string" calcext:value-type="string">
            <text:p>Conn_01x08</text:p>
          </table:table-cell>
          <table:table-cell table:style-name="ce11" office:value-type="string" calcext:value-type="string">
            <text:p>Connector_PinHeader_2.54mm:PinHeader_2x04_P2.54mm_Vertical</text:p>
          </table:table-cell>
          <table:table-cell table:style-name="ce11" office:value-type="string" calcext:value-type="string">
            <text:p>Generic connector, single row, 01x08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18" office:value-type="string" calcext:value-type="string">
            <text:p>J108, J109, J118, J119,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string" calcext:value-type="string">
            <text:p>VDD_IN, VSS_IN, VDD_AMP, GND_AMP,</text:p>
          </table:table-cell>
          <table:table-cell table:style-name="ce14" office:value-type="string" calcext:value-type="string">
            <text:p>Screw_Terminal_01x01</text:p>
          </table:table-cell>
          <table:table-cell table:style-name="ce14" office:value-type="string" calcext:value-type="string">
            <text:p>TerminalBlock_MetzConnect:TerminalBlock_MetzConnect_360425_1x01_Horizontal_ScrewM4.0_Boxed</text:p>
          </table:table-cell>
          <table:table-cell table:style-name="ce14" office:value-type="string" calcext:value-type="string">
            <text:p>Generic screw terminal, single row, 01x01, script generated (kicad-library-utils/schlib/autogen/connector/)</text:p>
          </table:table-cell>
          <table:table-cell table:style-name="ce14" office:value-type="string" calcext:value-type="string">
            <text:p>Mouser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J112, J113, J114, J115, J116, J117,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FWD3, REF3, FWD4, REF4, PTT, ALC,</text:p>
          </table:table-cell>
          <table:table-cell table:style-name="ce11" office:value-type="string" calcext:value-type="string">
            <text:p>Conn_Coaxial</text:p>
          </table:table-cell>
          <table:table-cell table:style-name="ce11" office:value-type="string" calcext:value-type="string">
            <text:p>Connector_Coaxial:SMA_Amphenol_132134_Vertical</text:p>
          </table:table-cell>
          <table:table-cell table:style-name="ce11" office:value-type="string" calcext:value-type="string">
            <text:p>coaxial connector (BNC, SMA, SMB, SMC, Cinch/RCA, ...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4" office:value-type="string" calcext:value-type="string">
            <text:p>J201, 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Raspberry_Pi_2_3</text:p>
          </table:table-cell>
          <table:table-cell table:style-name="ce12" office:value-type="string" calcext:value-type="string">
            <text:p>Raspberry_Pi_2_3</text:p>
          </table:table-cell>
          <table:table-cell table:style-name="ce12" office:value-type="string" calcext:value-type="string">
            <text:p>Connector_PinHeader_2.54mm:PinHeader_2x20_P2.54mm_Vertical</text:p>
          </table:table-cell>
          <table:table-cell table:style-name="ce12" office:value-type="string" calcext:value-type="string">
            <text:p>expansion header for Raspberry Pi 2 &amp; 3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4" office:value-type="string" calcext:value-type="string">
            <text:p>L101, L102, L103, L104, 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10u</text:p>
          </table:table-cell>
          <table:table-cell table:style-name="ce12" office:value-type="string" calcext:value-type="string">
            <text:p>L_Core_Ferrite</text:p>
          </table:table-cell>
          <table:table-cell table:style-name="ce12" office:value-type="string" calcext:value-type="string">
            <text:p>Inductor_SMD:L_TDK_SLF6045</text:p>
          </table:table-cell>
          <table:table-cell table:style-name="ce12" office:value-type="string" calcext:value-type="string">
            <text:p>Inductor with ferrite core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 calcext:value-type="string">
            <text:p>PS101, PS1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M-20-12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12V 1.8A 20W miniature AC-DC module-type power supply MeanWell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EAN-WELL/IRM-20-12?qs=sGAEpiMZZMuWiaalG5TUgH52QN1%252BIKAV2D%2F%252BazaYfY%252BWUtHwWeJ4KQ%3D%3D" xlink:type="simple">IRM-20-12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M-20-5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5V 4A 20W miniature AC-DC module-type power supply MeanWell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EAN-WELL/IRM-20-5?qs=sGAEpiMZZMuWiaalG5TUgH52QN1%252BIKAVaSHFwkr2rIGFE9d6UVfmFA%3D%3D" xlink:type="simple">RM-20-5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Q2412SA</text:p>
          </table:table-cell>
          <table:table-cell office:value-type="string" calcext:value-type="string">
            <text:p>my-library-footprints:Converter_DCDC_XP_POWER-ITXxxxxSA_THT</text:p>
          </table:table-cell>
          <table:table-cell office:value-type="string" calcext:value-type="string">
            <text:p>XP Power 6W, 1000 VDC Isolated DC/DC Converter Module, Single Output Voltage 12V, ±500mA, 24V Input Voltage, SIP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XP-Power/ITQ2412SA?qs=sGAEpiMZZMvGsmoEFRKS8Koqt8Pjkl39SejP6d83Hsd0ZXgMDQDfrw%3D%3D" xlink:type="simple">ITQ2412SA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Q2405SA</text:p>
          </table:table-cell>
          <table:table-cell office:value-type="string" calcext:value-type="string">
            <text:p>my-library-footprints:Converter_DCDC_XP_POWER-ITXxxxxSA_THT</text:p>
          </table:table-cell>
          <table:table-cell office:value-type="string" calcext:value-type="string">
            <text:p>XP Power 6W, 1000 VDC Isolated DC/DC Converter Module, Single Output Voltage 5V, ±1200mA, 24V Input Voltage, SIP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XP-Power/ITQ2405SA?qs=sGAEpiMZZMvGsmoEFRKS8Koqt8Pjkl39sgvBIvYAxeO7qOLIdlCRWw%3D%3D" xlink:type="simple">ITQ2405SA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Q101, Q321, Q322, Q332, Q408, Q411, Q413, Q417, Q421, Q425,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TA124E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gital PNP Transistor, 22k/22k, SOT-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DTA124EET1G?qs=sGAEpiMZZMshyDBzk1%2FWi8IbY%2FuYhwcP176eqA5%2Fu90%3D" xlink:type="simple">DTA124EET1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201, Q2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BSS138LT7G?qs=sGAEpiMZZMshyDBzk1%2FWi%2FD7Em5shE8qLE2bBYdpprZ5TsDdXRjA3g%3D%3D" xlink:type="simple">BSS138LT7G</text:a>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Q301, Q302, Q303, Q304, Q305, Q306, Q307, Q308, Q309, Q310, Q311, Q312, Q317, Q318, Q319, Q320, Q323, Q324, Q404, </text:p>
          </table:table-cell>
          <table:table-cell table:style-name="ce7" office:value-type="float" office:value="19" calcext:value-type="float">
            <text:p>19</text:p>
          </table:table-cell>
          <table:table-cell table:style-name="ce2" office:value-type="string" calcext:value-type="string">
            <text:p>BC857</text:p>
          </table:table-cell>
          <table:table-cell table:style-name="ce11" office:value-type="string" calcext:value-type="string">
            <text:p>BC857</text:p>
          </table:table-cell>
          <table:table-cell table:style-name="ce11" office:value-type="string" calcext:value-type="string">
            <text:p>Package_TO_SOT_SMD:SOT-23</text:p>
          </table:table-cell>
          <table:table-cell table:style-name="ce11" office:value-type="string" calcext:value-type="string">
            <text:p>0.1A Ic, 45V Vce, PNP Transistor, SOT-23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6">
          <table:table-cell table:style-name="ce3" office:value-type="string" calcext:value-type="string">
            <text:p>Q313, Q314, Q315, Q316, Q325, Q326, Q327, Q328, Q329, Q330, Q331, Q403, Q405, Q406, Q407, Q409, Q410, Q414, Q415, Q418, Q419, Q422, Q423, Q424, Q427, Q428, Q429,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TC124E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gital NPN Transistor, 22k/22k, SOT-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DTC124EET1G?qs=sGAEpiMZZMutXGli8Ay4kPxrmTK5BQB41n4sn0Ww60M%3D" xlink:type="simple">DTC124EET1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401, Q4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XTH140P10T</text:p>
          </table:table-cell>
          <table:table-cell office:value-type="string" calcext:value-type="string">
            <text:p>SUD50P08-25L</text:p>
          </table:table-cell>
          <table:table-cell office:value-type="string" calcext:value-type="string">
            <text:p>Package_TO_SOT_THT:TO-247-3_Vertical</text:p>
          </table:table-cell>
          <table:table-cell office:value-type="string" calcext:value-type="string">
            <text:p>50A Id, 80V Vds, TrenchFET P-Channel Power MOSFET, 25.2mOhm Ron, 160nC Qg, -55 to 175 °C, TO-252-2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IXYS/IXTH140P10T?qs=sGAEpiMZZMshyDBzk1%2FWi%252B9sbfrAN5LEKyuaGHEJur4%3D" xlink:type="simple">IXTH140P10T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412, Q416, Q420, Q426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CX53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1A Ic, 80V Vce, PNP Medium Power Transistor, SOT-89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Nexperia/BCX53-16TX?qs=sGAEpiMZZMshyDBzk1%2FWizF0eVyYE44Zpr8QiXzkBTGwIbAfmPu0lw%3D%3D" xlink:type="simple">BCX53-16TX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1, R325, R326, R327, R328, R333, R334, R335, R336, R363, R364, R365, R366, R378, 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22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4">
          <table:table-cell table:style-name="ce2" office:value-type="string" calcext:value-type="string">
            <text:p>R102, R377, R412, R415, R417, R424, R425, R432, R433, R434, R435, R436, R437, </text:p>
          </table:table-cell>
          <table:table-cell table:style-name="ce7" office:value-type="float" office:value="13" calcext:value-type="float">
            <text:p>13</text:p>
          </table:table-cell>
          <table:table-cell table:style-name="ce2" office:value-type="string" calcext:value-type="string">
            <text:p>1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103, 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620" calcext:value-type="float">
            <text:p>62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104, R201, R202, 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2k2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3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k5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4, R205, R206, 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2k7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7, R208, 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1k8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5">
          <table:table-cell table:style-name="ce2" office:value-type="string" calcext:value-type="string">
            <text:p>R301, R302, R303, R304, R305, R306, R307, R308, R353, R356, R359, R360, R361, R362, R403, R409, R414, </text:p>
          </table:table-cell>
          <table:table-cell table:style-name="ce7" office:value-type="float" office:value="17" calcext:value-type="float">
            <text:p>17</text:p>
          </table:table-cell>
          <table:table-cell table:style-name="ce2" office:value-type="string" calcext:value-type="string">
            <text:p>10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09, R310, R311, R312, R350, R352, 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15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313, R314, R315, R316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2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4">
          <table:table-cell table:style-name="ce2" office:value-type="string" calcext:value-type="string">
            <text:p>R317, R318, R319, R320, R349, R351, R354, R357, R379, R411, R418, R421, R426, R429, 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47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7">
          <table:table-cell table:style-name="ce2" office:value-type="string" calcext:value-type="string">
            <text:p>R321, R322, R323, R324, R337, R339, R341, R343, R355, R358, R367, R371, R404, R410, R413, R419, R420, R422, R423, R427, R428, R430, R431, </text:p>
          </table:table-cell>
          <table:table-cell table:style-name="ce7" office:value-type="float" office:value="23" calcext:value-type="float">
            <text:p>23</text:p>
          </table:table-cell>
          <table:table-cell table:style-name="ce2" office:value-type="string" calcext:value-type="string">
            <text:p>1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329, R330, R331, R332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2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38, R340, R342, R344, R368, R369, R370, R372, R380, R407, 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45, R346, R347, R348, R373, R374, R375, R376, R381, 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470" calcext:value-type="float">
            <text:p>47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R401, R402, R40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0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Shunt_Vishay_WSR2_WSR3_KelvinConnectio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Vishay-Dale/WSHM2818R0150FEA?qs=sGAEpiMZZMtlleCFQhR%2FzbWF%2FH0UugBeDPag2M7Y3h1a2htre6DuDQ%3D%3D" xlink:type="simple">WSHM2818R0150FEA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406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6k8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408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416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4" office:value-type="string" calcext:value-type="string">
            <text:p>RV301, RV302, RV303, RV304, RV305, RV306, RV307, RV308, 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50k</text:p>
          </table:table-cell>
          <table:table-cell table:style-name="ce12" office:value-type="string" calcext:value-type="string">
            <text:p>R_POT_TRIM</text:p>
          </table:table-cell>
          <table:table-cell table:style-name="ce12" office:value-type="string" calcext:value-type="string">
            <text:p>Potentiometer_THT:Potentiometer_Bourns_3296W_Vertical</text:p>
          </table:table-cell>
          <table:table-cell table:style-name="ce12" office:value-type="string" calcext:value-type="string">
            <text:p>Trim-potentiometer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3">
          <table:table-cell table:style-name="ce4" office:value-type="string" calcext:value-type="string">
            <text:p>RV401, RV402, RV403, RV404, RV405, 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20k</text:p>
          </table:table-cell>
          <table:table-cell table:style-name="ce12" office:value-type="string" calcext:value-type="string">
            <text:p>R_POT_TRIM</text:p>
          </table:table-cell>
          <table:table-cell table:style-name="ce12" office:value-type="string" calcext:value-type="string">
            <text:p>Potentiometer_THT:Potentiometer_Bourns_3296W_Vertical</text:p>
          </table:table-cell>
          <table:table-cell table:style-name="ce12" office:value-type="string" calcext:value-type="string">
            <text:p>Trim-potentiometer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101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KA378R12C</text:p>
          </table:table-cell>
          <table:table-cell table:style-name="ce11" office:value-type="string" calcext:value-type="string">
            <text:p>KA378R12C</text:p>
          </table:table-cell>
          <table:table-cell table:style-name="ce11" office:value-type="string" calcext:value-type="string">
            <text:p>Package_TO_SOT_THT:TO-220-4_Vertical</text:p>
          </table:table-cell>
          <table:table-cell table:style-name="ce11" office:value-type="string" calcext:value-type="string">
            <text:p>Positive 3A 35V Linear Regulator with Disable Pin, LDO, Fixed Output 12V, TO-220F-4L</text:p>
          </table:table-cell>
          <table:table-cell table:style-name="ce11" office:value-type="string" calcext:value-type="string">
            <text:p>Mouser</text:p>
          </table:table-cell>
          <table:table-cell table:style-name="ce14" office:value-type="string" calcext:value-type="string">
            <text:p>obsolete</text:p>
          </table:table-cell>
          <table:table-cell table:style-name="ce11" office:value-type="string" calcext:value-type="string">
            <text:p>KIA378R12PI</text:p>
          </table:table-cell>
          <table:table-cell table:style-name="ce11" office:value-type="string" calcext:value-type="string">
            <text:p>eBay</text:p>
          </table:table-cell>
          <table:table-cell table:style-name="ce11" office:value-type="string" calcext:value-type="string">
            <text:p>MIC29301-12WT</text:p>
          </table:table-cell>
          <table:table-cell table:style-name="ce11" table:number-columns-repeated="1013"/>
        </table:table-row>
        <table:table-row table:style-name="ro1">
          <table:table-cell table:style-name="ce3" office:value-type="string" calcext:value-type="string">
            <text:p>U1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FH617A-2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Optocoupler, Phototransistor Output, 5300 VRMS, VCEO 70V, CTR% 63-125, -55 to +110 degree Celcius, UL, BSI, FIMKO, cUL, THT PDIP-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Vishay-Semiconductors/VO617A-2?qs=sGAEpiMZZMteimceiIVCB82IaMk95Xnu7ap9DLHu%252B%252BE%3D" xlink:type="simple">VO617A-2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L33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Positive 100mA 30V Linear Regulator, Fixed Output 3.3V, SOT-89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STMicroelectronics/L78L33ABUTR?qs=sGAEpiMZZMtUqDgmOWBjgD8YzA2QngbeeAy1KSicyGo%3D" xlink:type="simple">L78L33ABUTR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3017_SO</text:p>
          </table:table-cell>
          <table:table-cell office:value-type="string" calcext:value-type="string">
            <text:p>Package_SO:SOIC-28W_7.5x17.9mm_P1.27mm</text:p>
          </table:table-cell>
          <table:table-cell office:value-type="string" calcext:value-type="string">
            <text:p>16-bit I/O expander, I2C, interrupts, w pull-ups, SOIC-28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icrochip-Technology/MCP23017-E-SO?qs=sGAEpiMZZMuFG5L82Zqpsv%2Foit1hbM7TeSPPzeUAaIU%3D" xlink:type="simple">MCP23017-E/SO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61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12-channel single-ended or 6-channel, differential, 12-bit ADC, I2C, 4.096V internal reference, 16-QSOP package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axim-Integrated/MAX11616EEE%2B?qs=sGAEpiMZZMvTvDTV69d2Qgv0TBYEGHli9%252BoUMvAqEDo%3D" xlink:type="simple">MAX11616EEE+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3.0V to 5.5V, Low-Power, up to 1Mbps, True RS-232 Transceivers Using Four 0.1μF External Capacitors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Texas-Instruments/MAX3232CDWR?qs=sGAEpiMZZMtnIqnDeWcRHYwipu2X7yiIcqwEjjCwzpY%3D" xlink:type="simple">MAX3232CDWR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301, U304, U40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Quad Differential Comparators, DIP-14/SOIC-14/SSOP-1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STMicroelectronics/LM339DT?qs=sGAEpiMZZMsmUjwTDAf1t%252Bwcp%2FHLv31N" xlink:type="simple">LM339DT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302, U303, U4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C3307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 Noise, Quad Operational Amplifiers, DIP-14/SOIC-1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MC33079DR2G?qs=sGAEpiMZZMtqO%252BWUGLBzeDrZ6oZu72DA" xlink:type="simple">MC33079DR2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3307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 Noise, Dual Operational Amplifiers, DIP-8/SOIC-8/SSOP-8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MC33078DR2G?qs=sGAEpiMZZMtqO%252BWUGLBzeFSiTRByazFb" xlink:type="simple">MC33078DR2G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403, 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INA138</text:p>
          </table:table-cell>
          <table:table-cell table:style-name="ce12" office:value-type="string" calcext:value-type="string">
            <text:p>INA138</text:p>
          </table:table-cell>
          <table:table-cell table:style-name="ce12" office:value-type="string" calcext:value-type="string">
            <text:p>Package_TO_SOT_SMD:SOT-23-5</text:p>
          </table:table-cell>
          <table:table-cell table:style-name="ce12" office:value-type="string" calcext:value-type="string">
            <text:p>High-Side Measurement Current Shunt Monitor, 36V, SOT-23-5</text:p>
          </table:table-cell>
          <table:table-cell table:style-name="ce12"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Texas-Instruments/INA138NA-3K?qs=sGAEpiMZZMuNY54QelN3zxGzByUylgTIkx9BY2kphjg%3D" xlink:type="simple">INA138NA/3K</text:a></text:p>
          </table:table-cell>
          <table:table-cell table:style-name="ce12"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6:27:38.1048525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1-19T16:29:19.771866517</dc:date>
    <meta:editing-duration>PT4H27M45S</meta:editing-duration>
    <meta:editing-cycles>29</meta:editing-cycles>
    <meta:document-statistic meta:table-count="1" meta:cell-count="544" meta:object-count="0"/>
  </office:meta>
</office:document-meta>
</file>